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bf397" officeooo:paragraph-rsid="001bf397"/>
    </style:style>
    <style:style style:name="P2" style:family="paragraph" style:parent-style-name="Standard">
      <style:paragraph-properties fo:text-align="center" style:justify-single-word="false"/>
      <style:text-properties officeooo:rsid="001bf397" officeooo:paragraph-rsid="001bf397"/>
    </style:style>
    <style:style style:name="P3" style:family="paragraph" style:parent-style-name="Standard">
      <style:paragraph-properties fo:line-height="200%"/>
      <style:text-properties officeooo:rsid="001bf397" officeooo:paragraph-rsid="001fb9fd"/>
    </style:style>
    <style:style style:name="P4" style:family="paragraph" style:parent-style-name="Standard">
      <style:paragraph-properties fo:line-height="200%"/>
      <style:text-properties officeooo:rsid="001fb9fd" officeooo:paragraph-rsid="001fb9fd"/>
    </style:style>
    <style:style style:name="T1" style:family="text">
      <style:text-properties officeooo:rsid="001d5743"/>
    </style:style>
    <style:style style:name="T2" style:family="text">
      <style:text-properties officeooo:rsid="001d8136"/>
    </style:style>
    <style:style style:name="T3" style:family="text">
      <style:text-properties officeooo:rsid="001fb9fd"/>
    </style:style>
    <style:style style:name="T4" style:family="text">
      <style:text-properties officeooo:rsid="0020fde1"/>
    </style:style>
    <style:style style:name="T5" style:family="text">
      <style:text-properties officeooo:rsid="0020a55e"/>
    </style:style>
    <style:style style:name="T6" style:family="text">
      <style:text-properties fo:font-style="italic" officeooo:rsid="0020fde1" style:font-style-asian="italic" style:font-style-complex="italic"/>
    </style:style>
    <style:style style:name="T7" style:family="text">
      <style:text-properties fo:font-style="normal" officeooo:rsid="002272b4" style:font-style-asian="normal" style:font-style-complex="normal"/>
    </style:style>
    <style:style style:name="T8" style:family="text">
      <style:text-properties fo:font-style="normal" officeooo:rsid="0022cead" style:font-style-asian="normal" style:font-style-complex="normal"/>
    </style:style>
    <style:style style:name="T9" style:family="text">
      <style:text-properties fo:font-style="normal" officeooo:rsid="0023a0ce" style:font-style-asian="normal" style:font-style-complex="normal"/>
    </style:style>
    <style:style style:name="T10" style:family="text">
      <style:text-properties fo:font-style="normal" officeooo:rsid="00249f0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elle Fainman<text:tab/><text:tab/><text:tab/><text:tab/><text:tab/><text:tab/><text:tab/><text:tab/><text:tab/><text:tab/> <text:s text:c="9"/>11/11/24</text:p>
      <text:p text:style-name="P1"/>
      <text:p text:style-name="P2">The Estelle Fainman Biography</text:p>
      <text:p text:style-name="P1"/>
      <text:p text:style-name="P1"/>
      <text:p text:style-name="P3"><text:tab/>Hey what’s up guys, I’m Estelle Fainman. I fucked up in english class so please excuse my bad writing skills. <text:span text:style-name="T1">A few fun facts about me is that I live on a farm, I have a girlfriend named cheyanne (who goes to a school called Reed Academy). I also like a guy named Aaron Hammer who lives in Layton, Utah. Recently, <text:s/></text:span><text:span text:style-name="T2">I had a few problems with a kid named John Davies because I fucking caught him sleeping with Aaron Hammer. John sleeps with Aaron Hammer every Monday night after he does his math homework.o aparentely, John sleeps with Aaron Hammer every Monday night after he does his math homework. While they were together, I walked in on them while they were sleeping tog</text:span><text:span text:style-name="T3">ether. My instant reaction was just to beat John Davies the fuck up. After that, I decided to play with aaron hammer for a while. I decided to record the video and upload it on wut.com; which soon got taken down because it wasn't gay content. After that I took a flight on Reed Academy airlines to Layton, Utah. Surprisingly, Chantelle Walker, the CEO of Reed Academy happened to me on that flight. Soon enough, she walkered right up to me and asked me where the fuck I was going. I simply replied with "to have some fun with Aaron Hammer". Right after, Chantelle said, "Ooooh that sounds fun!!!, Good luck!". After that, I sat at my seat labeled "69F". Since it was a windows seat, I became very happy because I could like the window during the entire flight. I'm doing this because it is very healthy for you; and it also makes your immune system a lot stronger. When the flight reached 69,000 feet; I decided to make some deos. Since I don't have any gasoline, I need to find a way to get some. I went ahead and grabbed my (aaron) hammer from my bag and started hammering into the airplane's fuel tank. Once I got the gasoline that I needed, I grabbed out my portable frying pand from my bag. There was one big problem though. I don't have a cat to actually make the deos. Than I had an amazing idea. I decided to steal a cat from a passenger behind me. since they were sleeping, they didn't notice me thankfully. After, I made my deos and ate it during the rest of the flight.</text:span></text:p>
      <text:p text:style-name="P4"><text:soft-page-break/><text:tab/>Once we landed, a walked out of the plane. Weirdly, Chantelle Walker was following me everywhere I went; through the terminal and even in baggage claim. By the time I got onto the taxi, everything was normal for most of the ride, until I realized <text:span text:style-name="T4">Chantelle</text:span> was right next to me. I shouted out “CHANTELLE WALKER, WHAT THE FUCK”. She replied with “<text:span text:style-name="T5">I’m going to Aaron Hammer’s house too!”. I found that very fucking interesting but I kinda ignored it. </text:span><text:span text:style-name="T4">Once I got to Aaron Hammer’s house I saw that John William Pepper Acker-Davies Jr was in his fucking house. Yes. John Davies. But what was even worse was that I caught him watching a porn video called “Naughty TSA Guard gets freaky in the Airport”. I was so discusted that I just ignored it. As I was walking though Aaron Hammer’s halway, I was a sign that said “FUCK 8X12 INCH CARPETS”. As I read that, I thought, </text:span><text:span text:style-name="T6">why the fuck would anyone put up a fucking sign up that says such dumb shit?? </text:span><text:span text:style-name="T7">Anyways, since it was 2:00 am, I was pretty fucking tired so I decided to go to sleep. The second I fucking woke up, Chantelle Walker was in the room staring at me. I yelled out “CHANTELLE WALKER, WHAT THE FUCK”. She replied with “I fot jarnerbij last night”. Since I had no fucking idea what that meant, I slowly walked away from her and walked into aaron hammer’s kitchen. To my surprise, the second I walked into the kitchen, John Davies was in there sucking on a banana. I said to him, “John Davies what the actual fuck are you doing right now.” He replied saying “The atlantic ocean, texas”. Since I had completely no idea what the acual fuck was happening. I decided to go for a walk. I opened the door and walked outside, and it felt so good to get away from those weird people. Right when I got to the end of the road, I turned right, I saw Chantelle Walker growling at me. </text:span><text:span text:style-name="T8">I</text:span><text:span text:style-name="T7"> quickly yelled out “OH SHIT”, and ran back towards to house. </text:span><text:span text:style-name="T8">Once I got back into the house, I decided to look for Aaron Hammer. Once I found him I said “heyyyy aaronn”. He replied with “Hi estelle!, Do you want to hang out in the roof?”. “Yes!”, I said. We went into his attack and climbed out onto the roof from there. Once were on the roof, Aaron Hammer started tearing pieces off the roof and started to eat them. Once he started to this, I said “Um-- Aaron Hammer- what the fuck are you doing??”. He turned around, staring at me, and started humping the solar panels on the roof. I had no idea what to do, so I just sat there any </text:span><text:soft-page-break/><text:span text:style-name="T8">watched. After 15 minutes of Aaron Hammer continuously humping the roof. I saw Chantelle Walker walking through the driveway back to the house. She stopped and looked at us and said, “Hi Estelle, sorry for grwoling at you because- uhmmm-- it was a dare! Also why the fuck is Aaron hammer humping the roof up there? Is he standing of the solar panels???”. </text:span><text:span text:style-name="T9">I replied with “Uh I guess.. I don’t know what to do about it”. “Cock”, Chantelle said, and she just walked into the house. I stayed up there for another 20 minutes when Aaron Hammer suddenly decided to stop humping the roof. I asked him “What the actual fuck was the fucking point of that?”. “Oh I was just stretching”, </text:span><text:span text:style-name="T10">he said, </text:span><text:span text:style-name="T9">and he walked right back into the house. <text:s/></text:span><text:span text:style-name="T10">By them, it was only noon, so I decided t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09:07:09.098049095</meta:creation-date>
    <dc:date>2024-11-21T08:54:59.712709958</dc:date>
    <meta:editing-duration>PT1H9M39S</meta:editing-duration>
    <meta:editing-cycles>5</meta:editing-cycles>
    <meta:generator>LibreOffice/24.8.3.2$Linux_X86_64 LibreOffice_project/480$Build-2</meta:generator>
    <meta:document-statistic meta:table-count="0" meta:image-count="0" meta:object-count="0" meta:page-count="3" meta:paragraph-count="4" meta:word-count="1023" meta:character-count="5458" meta:non-whitespace-character-count="4415"/>
  </office:meta>
</office:document-meta>
</file>